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195bad" officeooo:paragraph-rsid="00195bad"/>
    </style:style>
    <style:style style:name="P2" style:family="paragraph" style:parent-style-name="Standard">
      <style:text-properties fo:language="en" fo:country="US" officeooo:rsid="00195bad" officeooo:paragraph-rsid="00195bad"/>
    </style:style>
    <style:style style:name="P3" style:family="paragraph" style:parent-style-name="Standard">
      <style:text-properties fo:language="en" fo:country="US" officeooo:rsid="001ca5d5" officeooo:paragraph-rsid="001ca5d5"/>
    </style:style>
    <style:style style:name="P4" style:family="paragraph" style:parent-style-name="Standard">
      <style:text-properties officeooo:paragraph-rsid="00195bad"/>
    </style:style>
    <style:style style:name="P5" style:family="paragraph" style:parent-style-name="Standard">
      <style:text-properties style:font-name="Liberation Serif" officeooo:rsid="00195bad" officeooo:paragraph-rsid="00195bad"/>
    </style:style>
    <style:style style:name="P6" style:family="paragraph" style:parent-style-name="Standard">
      <style:text-properties style:font-name="Liberation Serif" officeooo:paragraph-rsid="00195bad"/>
    </style:style>
    <style:style style:name="P7" style:family="paragraph" style:parent-style-name="Standard">
      <style:text-properties officeooo:rsid="001ae375" officeooo:paragraph-rsid="001ae375"/>
    </style:style>
    <style:style style:name="P8" style:family="paragraph" style:parent-style-name="Standard">
      <style:text-properties officeooo:paragraph-rsid="001ae375"/>
    </style:style>
    <style:style style:name="P9" style:family="paragraph" style:parent-style-name="Standard">
      <style:text-properties fo:language="uk" fo:country="UA" officeooo:rsid="001ca5d5" officeooo:paragraph-rsid="001ca5d5"/>
    </style:style>
    <style:style style:name="P10" style:family="paragraph" style:parent-style-name="Standard">
      <style:text-properties officeooo:paragraph-rsid="001ca5d5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language="en" fo:country="US" officeooo:rsid="00195bad" style:font-size-asian="10.5pt" style:font-size-complex="12pt"/>
    </style:style>
    <style:style style:name="T3" style:family="text">
      <style:text-properties fo:font-variant="normal" fo:text-transform="none" fo:color="#000000" loext:opacity="100%" fo:font-size="12pt" fo:letter-spacing="normal" style:font-size-asian="10.5pt" style:font-size-complex="12pt"/>
    </style:style>
    <style:style style:name="T4" style:family="text">
      <style:text-properties fo:font-variant="normal" fo:text-transform="none" fo:color="#000000" loext:opacity="100%" fo:font-size="12pt" fo:letter-spacing="normal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Poppi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Poppins" fo:font-size="12pt" fo:letter-spacing="normal" fo:language="ru" fo:country="RU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Poppins" fo:font-size="8.39999961853027pt" fo:letter-spacing="normal" fo:font-style="normal" fo:font-weight="normal" style:font-size-asian="10.5pt" style:font-size-complex="12pt"/>
    </style:style>
    <style:style style:name="T9" style:family="text">
      <style:text-properties fo:font-variant="normal" fo:text-transform="none" fo:color="#000000" loext:opacity="100%" style:font-name="Poppins" fo:font-size="8.39999961853027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Poppins" fo:font-size="8.39999961853027pt" fo:letter-spacing="normal" fo:language="ru" fo:country="RU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Poppins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13" style:family="text">
      <style:text-properties fo:font-variant="normal" fo:text-transform="none" fo:color="#000000" loext:opacity="100%" style:font-name="Liberation Serif" fo:font-size="8.39999961853027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language="ru" fo:country="RU" style:font-size-asian="12pt" style:font-size-complex="12pt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18" style:family="text">
      <style:text-properties fo:font-variant="normal" fo:text-transform="none" fo:color="#37ac8e" loext:opacity="100%" style:font-name="Poppins" fo:font-size="8.39999961853027pt" fo:letter-spacing="normal" fo:font-style="normal" fo:font-weight="normal" style:font-size-asian="10.5pt" style:font-size-complex="12pt"/>
    </style:style>
    <style:style style:name="T19" style:family="text">
      <style:text-properties fo:font-variant="normal" fo:text-transform="none" fo:color="#37ac8e" loext:opacity="100%" style:font-name="Poppins" fo:font-size="8.39999961853027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7ac8e" loext:opacity="100%" style:font-name="Poppins" fo:font-size="8.39999961853027pt" fo:letter-spacing="normal" fo:language="ru" fo:country="RU" fo:font-style="normal" fo:font-weight="normal" style:font-size-asian="12pt" style:font-size-complex="12pt"/>
    </style:style>
    <style:style style:name="T21" style:family="text">
      <style:text-properties fo:font-variant="normal" fo:text-transform="none" fo:color="#c9211e" loext:opacity="100%" style:font-name="Poppins" fo:font-size="8.39999961853027pt" fo:letter-spacing="normal" fo:font-style="normal" fo:font-weight="normal" style:font-size-asian="10.5pt" style:font-size-complex="12pt"/>
    </style:style>
    <style:style style:name="T22" style:family="text">
      <style:text-properties fo:font-variant="normal" fo:text-transform="none" fo:color="#c9211e" loext:opacity="100%" fo:font-size="12pt" fo:letter-spacing="normal" style:font-size-asian="10.5pt" style:font-size-complex="12pt"/>
    </style:style>
    <style:style style:name="T23" style:family="text">
      <style:text-properties fo:color="#000000" loext:opacity="100%" fo:font-size="12pt" style:font-size-asian="10.5pt" style:font-size-complex="12pt"/>
    </style:style>
    <style:style style:name="T24" style:family="text">
      <style:text-properties fo:color="#000000" loext:opacity="100%" fo:font-size="12pt" style:font-size-asian="12pt" style:font-size-complex="12pt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color="#000000" loext:opacity="100%" style:font-name="Liberation Serif" fo:font-size="12pt" fo:language="en" fo:country="US" style:font-size-asian="12pt" style:font-size-complex="12pt"/>
    </style:style>
    <style:style style:name="T27" style:family="text">
      <style:text-properties fo:color="#000000" loext:opacity="100%" style:font-name="Liberation Serif" fo:font-size="12pt" fo:language="en" fo:country="US" officeooo:rsid="00195bad" style:font-size-asian="12pt" style:font-size-complex="12pt"/>
    </style:style>
    <style:style style:name="T28" style:family="text">
      <style:text-properties fo:color="#000000" loext:opacity="100%" style:font-name="Liberation Serif" fo:font-size="12pt" style:font-size-asian="12pt" style:font-size-complex="12pt"/>
    </style:style>
    <style:style style:name="T29" style:family="text">
      <style:text-properties fo:color="#000000" loext:opacity="100%" style:font-name="Liberation Serif" fo:font-size="12pt" fo:language="ru" fo:country="RU" style:font-size-asian="12pt" style:font-size-complex="12pt"/>
    </style:style>
    <style:style style:name="T30" style:family="text">
      <style:text-properties fo:color="#000000" loext:opacity="100%" style:font-name="Liberation Serif" fo:font-size="12pt" fo:language="ru" fo:country="RU" officeooo:rsid="001ae375" style:font-size-asian="12pt" style:font-size-complex="12pt"/>
    </style:style>
    <style:style style:name="T31" style:family="text">
      <style:text-properties fo:color="#000000" loext:opacity="100%" style:font-name="Liberation Serif" fo:font-size="12pt" fo:language="ru" fo:country="RU" officeooo:rsid="001ca5d5" style:font-size-asian="12pt" style:font-size-complex="12pt"/>
    </style:style>
    <style:style style:name="T32" style:family="text">
      <style:text-properties fo:color="#c9211e" loext:opacity="100%" fo:font-size="12pt" style:font-size-asian="10.5pt" style:font-size-complex="12pt"/>
    </style:style>
    <style:style style:name="T33" style:family="text">
      <style:text-properties officeooo:rsid="001ae375"/>
    </style:style>
    <style:style style:name="T34" style:family="text">
      <style:text-properties officeooo:rsid="001ca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ikets 3 <text:s text:c="16"/>Student numder: 2016078 </text:p>
      <text:p text:style-name="P1"/>
      <text:p text:style-name="P5">1<text:span text:style-name="T1">.probability of failure-free operation, failure rate, average system performance, failure density.</text:span></text:p>
      <text:p text:style-name="P6"><text:span text:style-name="T2">2.</text:span><text:span text:style-name="T5">Different software products can offer users</text:span><text:span text:style-name="T4"> </text:span><text:span text:style-name="T5">different options</text:span><text:span text:style-name="T4"> </text:span><text:span text:style-name="T5">both when making decisions</text:span><text:span text:style-name="T4"> </text:span><text:span text:style-name="T5">and when analyzing</text:span><text:span text:style-name="T4"> </text:span><text:span text:style-name="T5">results. Of course, the structure</text:span><text:span text:style-name="T4"> </text:span><text:span text:style-name="T5">of the decision-making</text:span><text:span text:style-name="T4"> </text:span><text:span text:style-name="T5">process is primarily shaped</text:span><text:span text:style-name="T4"> </text:span><text:span text:style-name="T5">by the multi-criteria</text:span><text:span text:style-name="T4"> </text:span><text:span text:style-name="T5">analysis techniques</text:span><text:span text:style-name="T4"> </text:span><text:span text:style-name="T5">supported by the product.</text:span><text:span text:style-name="T24"> </text:span></text:p>
      <text:p text:style-name="P4"><text:span text:style-name="T27">3.</text:span><text:span text:style-name="T15">The mathematical</text:span><text:span text:style-name="T14"> </text:span><text:span text:style-name="T15">reliability index is</text:span><text:span text:style-name="T14"> </text:span><text:span text:style-name="T15">derived from the theoretical function</text:span><text:span text:style-name="T14"> </text:span><text:span text:style-name="T15">of the probability distribution of failures. Statistical reliability indicators are determined experimentally when testing objects based on statistical data on device behavior.</text:span><text:span text:style-name="T28"> </text:span></text:p>
      <text:p text:style-name="P1"><text:span text:style-name="T26">4.a unit of measurement for software functionality.</text:span></text:p>
      <text:p text:style-name="P7"><text:span text:style-name="T26">5.Problem statement.</text:span></text:p>
      <text:p text:style-name="P7"><text:span text:style-name="T26">Choosing a method for solving the problem. </text:span></text:p>
      <text:p text:style-name="P7"><text:span text:style-name="T26">Development of an algorithm for solving the problem.</text:span></text:p>
      <text:p text:style-name="P7"><text:span text:style-name="T26"><text:s/>Coding by means of the selected programming language</text:span></text:p>
      <text:p text:style-name="P7"><text:span text:style-name="T26">6.The number of defects found in a component or system divided by the size of the component or system (expressed in standard units of measurement, such as lines of code, the number of classes or functions).</text:span></text:p>
      <text:p text:style-name="P8"><text:span text:style-name="T30">7.</text:span><text:span text:style-name="T15">One</text:span><text:span text:style-name="T14"> </text:span><text:span text:style-name="T15">of the generalizations of the concepts of length, area and volume. Is a real-valued function that</text:span><text:span text:style-name="T14"> </text:span><text:span text:style-name="T15">is defined in</text:span><text:span text:style-name="T14"> </text:span><text:span text:style-name="T15">all subsets of space and meets some</text:span><text:span text:style-name="T14"> </text:span><text:span text:style-name="T15">additional technical conditions.</text:span><text:span text:style-name="T28"> </text:span></text:p>
      <text:p text:style-name="P9"><text:span text:style-name="T28">8</text:span><text:span text:style-name="T29">.</text:span></text:p>
      <text:p text:style-name="P10"><text:span text:style-name="T31">9.</text:span><text:span text:style-name="T17">A strategic planning methodology that helps an individual</text:span><text:span text:style-name="T16"> </text:span><text:span text:style-name="T17">or organization identify the</text:span><text:span text:style-name="T16"> </text:span><text:span text:style-name="T17">strengths, weaknesses, opportunities, and threats associated with</text:span><text:span text:style-name="T16"> </text:span><text:span text:style-name="T17">business competition or project planning.</text:span><text:span text:style-name="T29"> </text:span></text:p>
      <text:p text:style-name="P3"><text:span text:style-name="T28">1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8:17:45.272000000</meta:creation-date>
    <dc:date>2022-01-05T18:56:47.172000000</dc:date>
    <meta:editing-duration>PT8M31S</meta:editing-duration>
    <meta:editing-cycles>1</meta:editing-cycles>
    <meta:document-statistic meta:table-count="0" meta:image-count="0" meta:object-count="0" meta:page-count="1" meta:paragraph-count="14" meta:word-count="208" meta:character-count="1480" meta:non-whitespace-character-count="1263"/>
    <meta:generator>LibreOffice/7.2.2.2$Windows_X86_64 LibreOffice_project/02b2acce88a210515b4a5bb2e46cbfb63fe97d56</meta:generator>
  </office:meta>
</office:document-meta>
</file>